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00H04M30S</meta:editing-duration>
    <meta:editing-cycles>2</meta:editing-cycles>
    <meta:generator>LibreOfficeDev/5.2.0.0.alpha1$Linux_X86_64 LibreOffice_project/750e39302ee9bc7e2583b8efbca79c25c93d0bff</meta:generator>
    <dc:date>2009-04-16T11:32:22.36</dc:date>
    <meta:document-statistic meta:object-count="0"/>
  </office:meta>
</office:document-meta>
</file>